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9cm" fo:min-width="2.447cm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01cm" fo:min-width="2.896cm" fo:padding-top="0.134cm" fo:padding-bottom="0.134cm" fo:padding-left="0.259cm" fo:padding-right="0.259cm"/>
    </style:style>
    <style:style style:name="gr3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01cm" fo:min-width="3.614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01cm" fo:min-width="2.356cm" fo:padding-top="0.134cm" fo:padding-bottom="0.134cm" fo:padding-left="0.259cm" fo:padding-right="0.25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9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01cm" fo:min-width="3.254cm" fo:padding-top="0.134cm" fo:padding-bottom="0.134cm" fo:padding-left="0.259cm" fo:padding-right="0.259cm"/>
    </style:style>
    <style:style style:name="gr11" style:family="graphic" style:parent-style-name="objectwithoutfill">
      <style:graphic-properties draw:marker-end="Arrow" draw:marker-end-width="0.3cm" draw:fill="none" draw:textarea-vertical-align="to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top="0cm" fo:margin-bottom="0cm" fo:text-align="center"/>
    </style:style>
    <style:style style:name="T1" style:family="text">
      <style:text-properties fo:font-size="12pt"/>
    </style:style>
    <style:style style:name="T2" style:family="text">
      <style:text-properties style:font-name="Liberation Sans3" fo:font-size="12pt" style:font-name-asian="Liberation Sans3" style:font-name-complex="Liberation Sans3"/>
    </style:style>
    <style:style style:name="T3" style:family="text">
      <style:text-properties fo:font-size="12pt"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6" style:family="text">
      <style:text-properties style:text-position="33% 58%" style:font-name="Liberation Sans3" fo:font-size="12pt" style:font-name-asian="Liberation Sans3" style:font-name-complex="Liberation Sans3"/>
    </style:style>
    <style:style style:name="T7" style:family="text">
      <style:text-properties style:text-position="0% 100%" style:font-name="Liberation Sans3" fo:font-size="12pt" style:font-name-asian="Liberation Sans3" style:font-name-complex="Liberation Sans3"/>
    </style:style>
    <style:style style:name="T8" style:family="text">
      <style:text-properties fo:color="#000000" style:font-name="Liberation Sans3" fo:font-size="12pt" style:font-name-asian="Liberation Sans3" style:font-name-complex="Liberation Sans3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style:text-position="0% 100%" style:font-name="Liberation Sans3" fo:font-size="12pt" style:font-name-asian="Liberation Sans3" style:font-size-asian="12pt" style:font-name-complex="Liberation Sans3" style:font-size-complex="12pt"/>
    </style:style>
    <style:style style:name="T11" style:family="text">
      <style:text-properties style:text-position="33% 58%" style:font-name="Liberation Sans3" fo:font-size="12pt" style:font-name-asian="Liberation Sans3" style:font-size-asian="12pt" style:font-name-complex="Liberation Sans3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191cm" svg:height="1.778cm" svg:x="6.715cm" svg:y="2.27cm">
          <text:p text:style-name="P1"><text:span text:style-name="T1">(A,</text:span><text:span text:style-name="T2">┼</text:span><text:span text:style-name="T1">,</text:span><text:span text:style-name="T2">○</text:span><text:span text:style-name="T1">)</text:span></text:p>
          <text:p text:style-name="P1"><text:span text:style-name="T3">Anneau unita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4.826cm" svg:height="1.651cm" svg:x="4.175cm" svg:y="10.144cm">
          <text:p text:style-name="P1"><text:span text:style-name="T1">(M,A,+,</text:span><text:span text:style-name="T2">•</text:span><text:span text:style-name="T1">)</text:span></text:p>
          <text:p text:style-name="P1"><text:span text:style-name="T3">A-Module à gau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4.191cm" svg:height="1.778cm" svg:x="2.397cm" svg:y="2.27cm">
          <text:p text:style-name="P1"><text:span text:style-name="T1">(M,</text:span><text:span text:style-name="T2">+</text:span><text:span text:style-name="T1">)</text:span></text:p>
          <text:p text:style-name="P1"><text:span text:style-name="T3">Groupe commu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0.762cm" svg:height="0.762cm" svg:x="6.207cm" svg:y="5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4" draw:layer="layout" draw:type="line" svg:x1="4.493cm" svg:y1="4.048cm" svg:x2="6.318cm" svg:y2="5.937cm" draw:start-shape="id1" draw:start-glue-point="8" draw:end-shape="id2" draw:end-glue-point="5" svg:d="M4493 4048l1825 1889" svg:viewBox="0 0 1826 1890">
          <text:p/>
        </draw:connector>
        <draw:connector draw:style-name="gr4" draw:text-style-name="P4" draw:layer="layout" draw:type="line" svg:x1="8.811cm" svg:y1="4.048cm" svg:x2="6.858cm" svg:y2="5.937cm" draw:start-shape="id3" draw:start-glue-point="8" draw:end-shape="id2" draw:end-glue-point="11" svg:d="M8811 4048l-1953 1889" svg:viewBox="0 0 1954 1890">
          <text:p/>
        </draw:connector>
        <draw:custom-shape draw:style-name="gr5" draw:text-style-name="P2" xml:id="id4" draw:id="id4" draw:layer="measurelines" svg:width="5.842cm" svg:height="1.651cm" svg:x="13.827cm" svg:y="10.144cm">
          <text:p text:style-name="P1"><text:span text:style-name="T1">(M,A,+,</text:span><text:span text:style-name="T2">•</text:span><text:span text:style-name="T1">)</text:span></text:p>
          <text:p text:style-name="P1"><text:span text:style-name="T3">A-Espace vect. à gau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measurelines" svg:width="4.064cm" svg:height="1.651cm" svg:x="14.716cm" svg:y="13.446cm">
          <text:p text:style-name="P1"><text:span text:style-name="T1">(M,+,</text:span><text:span text:style-name="T2">•</text:span><text:span text:style-name="T1">)</text:span></text:p>
          <text:p text:style-name="P1"><text:span text:style-name="T3">A-Espace vec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measurelines" draw:type="line" svg:x1="16.748cm" svg:y1="11.795cm" svg:x2="16.748cm" svg:y2="13.446cm" draw:start-shape="id4" draw:start-glue-point="8" draw:end-shape="id5" draw:end-glue-point="4" svg:d="M16748 11795v1651" svg:viewBox="0 0 1 1652">
          <text:p text:style-name="P1"><text:span text:style-name="T4">Commut.(A,</text:span><text:span text:style-name="T5">○</text:span><text:span text:style-name="T4">)</text:span></text:p>
        </draw:connector>
        <draw:connector draw:style-name="gr7" draw:text-style-name="P4" draw:layer="measurelines" draw:type="line" svg:x1="6.588cm" svg:y1="6.588cm" svg:x2="6.588cm" svg:y2="10.144cm" draw:start-shape="id2" draw:start-glue-point="8" draw:end-shape="id6" draw:end-glue-point="4" svg:d="M6588 6588v3556" svg:viewBox="0 0 1 3557">
          <text:p text:style-name="P1"><text:span text:style-name="T1">LCE(</text:span><text:span text:style-name="T2">•) : A x M→M</text:span></text:p>
          <text:p text:style-name="P1"><text:span text:style-name="T2">(a,b) є A</text:span><text:span text:style-name="T6">2</text:span><text:span text:style-name="T7"> et </text:span><text:span text:style-name="T2">(m,n) є M</text:span><text:span text:style-name="T6">2</text:span></text:p>
          <text:p text:style-name="P1"><text:span text:style-name="T2">a•(m+n)=(a•m)+(a•n)</text:span></text:p>
          <text:p text:style-name="P1"><text:span text:style-name="T2">(a┼b)•m=(a•m)+(b•m)</text:span></text:p>
          <text:p text:style-name="P1"><text:span text:style-name="T2">(a○b)•m=a•(b•m)</text:span></text:p>
          <text:p text:style-name="P1"><text:span text:style-name="T8">1•m=m</text:span></text:p>
        </draw:connector>
        <draw:custom-shape draw:style-name="gr6" draw:text-style-name="P2" xml:id="id7" draw:id="id7" draw:layer="measurelines" svg:width="4.064cm" svg:height="1.651cm" svg:x="4.556cm" svg:y="13.446cm">
          <text:p text:style-name="P1"><text:span text:style-name="T1">(M,+,</text:span><text:span text:style-name="T2">•</text:span><text:span text:style-name="T1">)</text:span></text:p>
          <text:p text:style-name="P1"><text:span text:style-name="T3">A-Modu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measurelines" draw:type="line" svg:x1="6.588cm" svg:y1="11.795cm" svg:x2="6.588cm" svg:y2="13.446cm" draw:start-shape="id6" draw:end-shape="id7" draw:end-glue-point="4" svg:d="M6588 11795v1651" svg:viewBox="0 0 1 1652">
          <text:p text:style-name="P1"><text:span text:style-name="T4">Commut.(A,</text:span><text:span text:style-name="T5">○</text:span><text:span text:style-name="T4">)</text:span></text:p>
        </draw:connector>
        <draw:line draw:style-name="gr8" draw:text-style-name="P4" draw:layer="measurelines" svg:x1="1cm" svg:y1="5.826cm" svg:x2="20cm" svg:y2="5.826cm">
          <text:p/>
        </draw:line>
        <draw:frame draw:style-name="gr9" draw:text-style-name="P6" draw:layer="measurelines" svg:width="3.69cm" svg:height="0.806cm" svg:x="1cm" svg:y="5.909cm">
          <draw:text-box>
            <text:p><text:span text:style-name="T9">1 LCI + 1 LCE</text:span></text:p>
          </draw:text-box>
        </draw:frame>
        <draw:custom-shape draw:style-name="gr10" draw:text-style-name="P2" xml:id="id8" draw:id="id8" draw:layer="layout" svg:width="5.334cm" svg:height="1.651cm" svg:x="3.921cm" svg:y="21.447cm">
          <text:p text:style-name="P1"><text:span text:style-name="T1">(M,A,+,</text:span><text:span text:style-name="T2">•,x</text:span><text:span text:style-name="T1">)</text:span></text:p>
          <text:p text:style-name="P1"><text:span text:style-name="T3">A-Algèbre sur annea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6.588cm" svg:y1="15.097cm" svg:x2="6.588cm" svg:y2="21.447cm" draw:start-shape="id7" draw:start-glue-point="8" draw:end-shape="id8" draw:end-glue-point="4" svg:d="M6588 15097v6350" svg:viewBox="0 0 1 6351">
          <text:p text:style-name="P1"><text:span text:style-name="T4">LCI(x) M</text:span></text:p>
          <text:p text:style-name="P1"><text:span text:style-name="T5">a є A</text:span><text:span text:style-name="T10"> et </text:span><text:span text:style-name="T5">(m,n,p) є M</text:span><text:span text:style-name="T11">3</text:span></text:p>
          <text:p text:style-name="P1"><text:span text:style-name="T10">(m+n)xp=(mxp)+(nxp)</text:span></text:p>
          <text:p text:style-name="P1"><text:span text:style-name="T10">mx(n+p)=(mxn)+(nxp)</text:span></text:p>
          <text:p text:style-name="P1"><text:span text:style-name="T10">(a•m)xn=a•(mxn)=m(a•n)</text:span></text:p>
        </draw:connector>
        <draw:custom-shape draw:style-name="gr2" draw:text-style-name="P2" xml:id="id9" draw:id="id9" draw:layer="layout" svg:width="4.826cm" svg:height="1.651cm" svg:x="14.335cm" svg:y="21.447cm">
          <text:p text:style-name="P1"><text:span text:style-name="T1">(M,A,+,</text:span><text:span text:style-name="T2">•,x</text:span><text:span text:style-name="T1">)</text:span></text:p>
          <text:p text:style-name="P1"><text:span text:style-name="T3">A-Algèbre sur cor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16.748cm" svg:y1="15.097cm" svg:x2="16.748cm" svg:y2="21.447cm" draw:start-shape="id5" draw:start-glue-point="8" draw:end-shape="id9" draw:end-glue-point="4" svg:d="M16748 15097v6350" svg:viewBox="0 0 1 6351">
          <text:p text:style-name="P1"><text:span text:style-name="T4">LCI(x) M</text:span></text:p>
          <text:p text:style-name="P1"><text:span text:style-name="T5">a є A</text:span><text:span text:style-name="T10"> et </text:span><text:span text:style-name="T5">(m,n,p) є M</text:span><text:span text:style-name="T11">3</text:span></text:p>
          <text:p text:style-name="P1"><text:span text:style-name="T10">(m+n)xp=(mxp)+(nxp)</text:span></text:p>
          <text:p text:style-name="P1"><text:span text:style-name="T10">mx(n+p)=(mxn)+(nxp)</text:span></text:p>
          <text:p text:style-name="P1"><text:span text:style-name="T10">(a•m)xn=a•(mxn)=m(a•n)</text:span></text:p>
        </draw:connector>
        <draw:connector draw:style-name="gr11" draw:text-style-name="P5" draw:layer="layout" draw:type="line" svg:x1="9.001cm" svg:y1="10.97cm" svg:x2="13.827cm" svg:y2="10.97cm" draw:start-shape="id6" draw:start-glue-point="10" draw:end-shape="id4" draw:end-glue-point="6" svg:d="M9001 10970h4826" svg:viewBox="0 0 4827 1">
          <text:p text:style-name="P7"><text:span text:style-name="T4">(A,</text:span><text:span text:style-name="T5">┼</text:span><text:span text:style-name="T4">,</text:span><text:span text:style-name="T5">○</text:span><text:span text:style-name="T4">) est un corps</text:span></text:p>
        </draw:connector>
        <draw:connector draw:style-name="gr11" draw:text-style-name="P5" draw:layer="layout" draw:type="line" svg:x1="8.62cm" svg:y1="14.272cm" svg:x2="14.716cm" svg:y2="14.272cm" draw:start-shape="id7" draw:start-glue-point="10" draw:end-shape="id5" draw:end-glue-point="6" svg:d="M8620 14272h6096" svg:viewBox="0 0 6097 1">
          <text:p text:style-name="P1"><text:span text:style-name="T4">(A,</text:span><text:span text:style-name="T5">┼</text:span><text:span text:style-name="T4">,</text:span><text:span text:style-name="T5">○</text:span><text:span text:style-name="T4">) est un corps</text:span></text:p>
        </draw:connector>
        <draw:connector draw:style-name="gr11" draw:text-style-name="P5" draw:layer="layout" draw:type="line" svg:x1="9.255cm" svg:y1="22.273cm" svg:x2="14.335cm" svg:y2="22.273cm" draw:start-shape="id8" draw:start-glue-point="10" draw:end-shape="id9" draw:end-glue-point="6" svg:d="M9255 22273h5080" svg:viewBox="0 0 5081 1">
          <text:p text:style-name="P1"><text:span text:style-name="T4">(A,</text:span><text:span text:style-name="T5">┼</text:span><text:span text:style-name="T4">,</text:span><text:span text:style-name="T5">○</text:span><text:span text:style-name="T4">) est un corps</text:span></text:p>
        </draw:connector>
        <draw:line draw:style-name="gr8" draw:text-style-name="P4" draw:layer="layout" svg:x1="1cm" svg:y1="20.812cm" svg:x2="20cm" svg:y2="20.812cm">
          <text:p/>
        </draw:line>
        <draw:frame draw:style-name="gr9" draw:text-style-name="P6" draw:layer="layout" svg:width="3.69cm" svg:height="0.806cm" svg:x="1cm" svg:y="20.895cm">
          <draw:text-box>
            <text:p><text:span text:style-name="T9">2 LCI + 1 L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19:15:04.460685264</meta:creation-date>
    <dc:date>2017-05-16T10:29:11.770349781</dc:date>
    <meta:editing-duration>PT2H8M43S</meta:editing-duration>
    <meta:editing-cycles>60</meta:editing-cycles>
    <meta:generator>LibreOffice/5.1.6.2$Linux_X86_64 LibreOffice_project/10m0$Build-2</meta:generator>
    <meta:document-statistic meta:object-count="23"/>
  </office:meta>
</office:document-meta>
</file>